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654in"/>
    </style:style>
    <style:style style:name="co3" style:family="table-column">
      <style:table-column-properties fo:break-before="auto" style:column-width="1.4252in"/>
    </style:style>
    <style:style style:name="co4" style:family="table-column">
      <style:table-column-properties fo:break-before="auto" style:column-width="0.519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64in" fo:break-before="auto" style:use-optimal-row-height="true"/>
    </style:style>
    <style:style style:name="ro3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content-validations>
        <table:content-validation table:name="val1" table:condition="of:cell-content-is-in-list(&quot;Not started&quot;;&quot;Rough HTML&quot;;&quot;Clean HTML&quot;;&quot;Screenshot&quot;;&quot;In Template&quot;;&quot;Blurb Added&quot;;&quot;In Walkthru&quot;)" table:allow-empty-cell="true" table:display-list="unsorted" table:base-cell-address="Sheet1.E3"/>
        <table:content-validation table:name="val2" table:condition="of:cell-content-is-in-list(&quot;Not started&quot;;&quot;Rough HTML&quot;;&quot;Clean HTML&quot;;&quot;Screenshot&quot;;&quot;In Template&quot;;&quot;Blurb Added&quot;;&quot;In Walkthru&quot;)" table:allow-empty-cell="false" table:display-list="unsorted" table:base-cell-address="Sheet1.E3"/>
      </table:content-validations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2">
          <table:table-cell table:number-columns-repeated="4"/>
        </table:table-row>
        <table:table-row table:style-name="ro2">
          <table:table-cell/>
          <table:table-cell table:style-name="ce1" office:value-type="string">
            <text:p>Slide Name</text:p>
          </table:table-cell>
          <table:table-cell table:style-name="ce1" office:value-type="string">
            <text:p>Owner</text:p>
          </table:table-cell>
          <table:table-cell table:style-name="ce1" office:value-type="string">
            <text:p>Status</text:p>
          </table:table-cell>
        </table:table-row>
        <table:table-row table:style-name="ro3">
          <table:table-cell/>
          <table:table-cell office:value-type="string">
            <text:p>Walkthru</text:p>
          </table:table-cell>
          <table:table-cell office:value-type="string">
            <text:p>TV</text:p>
          </table:table-cell>
          <table:table-cell table:content-validation-name="val1" office:value-type="string">
            <text:p>In Walkthru</text:p>
          </table:table-cell>
        </table:table-row>
        <table:table-row table:style-name="ro3">
          <table:table-cell/>
          <table:table-cell office:value-type="string">
            <text:p>Login</text:p>
          </table:table-cell>
          <table:table-cell office:value-type="string">
            <text:p>TV</text:p>
          </table:table-cell>
          <table:table-cell table:content-validation-name="val1" office:value-type="string">
            <text:p>In Walkthru</text:p>
          </table:table-cell>
        </table:table-row>
        <table:table-row table:style-name="ro3">
          <table:table-cell/>
          <table:table-cell office:value-type="string">
            <text:p>Home Page</text:p>
          </table:table-cell>
          <table:table-cell office:value-type="string">
            <text:p>MS</text:p>
          </table:table-cell>
          <table:table-cell table:content-validation-name="val2" office:value-type="string">
            <text:p>In Walkthru</text:p>
          </table:table-cell>
        </table:table-row>
        <table:table-row table:style-name="ro3">
          <table:table-cell/>
          <table:table-cell office:value-type="string">
            <text:p>Schedule Edit</text:p>
          </table:table-cell>
          <table:table-cell office:value-type="string">
            <text:p>JS</text:p>
          </table:table-cell>
          <table:table-cell table:content-validation-name="val2" office:value-type="string">
            <text:p>In Walkthru</text:p>
          </table:table-cell>
        </table:table-row>
        <table:table-row table:style-name="ro3">
          <table:table-cell office:value-type="string">
            <text:p>Edit View:</text:p>
          </table:table-cell>
          <table:table-cell office:value-type="string">
            <text:p>- Blank</text:p>
          </table:table-cell>
          <table:table-cell office:value-type="string">
            <text:p>JS</text:p>
          </table:table-cell>
          <table:table-cell table:content-validation-name="val2" office:value-type="string">
            <text:p>In Walkthru</text:p>
          </table:table-cell>
        </table:table-row>
        <table:table-row table:style-name="ro3">
          <table:table-cell/>
          <table:table-cell office:value-type="string">
            <text:p>- Autogen</text:p>
          </table:table-cell>
          <table:table-cell office:value-type="string">
            <text:p>JS</text:p>
          </table:table-cell>
          <table:table-cell table:content-validation-name="val2" office:value-type="string">
            <text:p>In Walkthru</text:p>
          </table:table-cell>
        </table:table-row>
        <table:table-row table:style-name="ro3">
          <table:table-cell/>
          <table:table-cell office:value-type="string">
            <text:p>- Valid Drag</text:p>
          </table:table-cell>
          <table:table-cell office:value-type="string">
            <text:p>JS</text:p>
          </table:table-cell>
          <table:table-cell table:content-validation-name="val2" office:value-type="string">
            <text:p>In Walkthru</text:p>
          </table:table-cell>
        </table:table-row>
        <table:table-row table:style-name="ro3">
          <table:table-cell/>
          <table:table-cell office:value-type="string">
            <text:p>- Second Drag</text:p>
          </table:table-cell>
          <table:table-cell office:value-type="string">
            <text:p>JS</text:p>
          </table:table-cell>
          <table:table-cell table:content-validation-name="val2" office:value-type="string">
            <text:p>In Walkthru</text:p>
          </table:table-cell>
        </table:table-row>
        <table:table-row table:style-name="ro3">
          <table:table-cell/>
          <table:table-cell office:value-type="string">
            <text:p>- Accepted Drag</text:p>
          </table:table-cell>
          <table:table-cell office:value-type="string">
            <text:p>JS</text:p>
          </table:table-cell>
          <table:table-cell table:content-validation-name="val2" office:value-type="string">
            <text:p>In Walkthru</text:p>
          </table:table-cell>
        </table:table-row>
        <table:table-row table:style-name="ro3">
          <table:table-cell/>
          <table:table-cell office:value-type="string">
            <text:p>- Invalid Drag</text:p>
          </table:table-cell>
          <table:table-cell office:value-type="string">
            <text:p>JS</text:p>
          </table:table-cell>
          <table:table-cell table:content-validation-name="val2" office:value-type="string">
            <text:p>In Walkthru</text:p>
          </table:table-cell>
        </table:table-row>
        <table:table-row table:style-name="ro3">
          <table:table-cell/>
          <table:table-cell office:value-type="string">
            <text:p>- Mouse Hover</text:p>
          </table:table-cell>
          <table:table-cell office:value-type="string">
            <text:p>JS</text:p>
          </table:table-cell>
          <table:table-cell table:content-validation-name="val2" office:value-type="string">
            <text:p>In Walkthru</text:p>
          </table:table-cell>
        </table:table-row>
        <table:table-row table:style-name="ro3">
          <table:table-cell office:value-type="string">
            <text:p>Schedule Vies:</text:p>
          </table:table-cell>
          <table:table-cell office:value-type="string">
            <text:p>- List</text:p>
          </table:table-cell>
          <table:table-cell office:value-type="string">
            <text:p>MS</text:p>
          </table:table-cell>
          <table:table-cell table:content-validation-name="val2" office:value-type="string">
            <text:p>In Walkthru</text:p>
          </table:table-cell>
        </table:table-row>
        <table:table-row table:style-name="ro3">
          <table:table-cell/>
          <table:table-cell office:value-type="string">
            <text:p>- List Filter</text:p>
          </table:table-cell>
          <table:table-cell office:value-type="string">
            <text:p>MS</text:p>
          </table:table-cell>
          <table:table-cell table:content-validation-name="val2" office:value-type="string">
            <text:p>Screenshot</text:p>
          </table:table-cell>
        </table:table-row>
        <table:table-row table:style-name="ro3">
          <table:table-cell/>
          <table:table-cell office:value-type="string">
            <text:p>- Summary</text:p>
          </table:table-cell>
          <table:table-cell office:value-type="string">
            <text:p>MS</text:p>
          </table:table-cell>
          <table:table-cell table:content-validation-name="val2" office:value-type="string">
            <text:p>In Walkthru</text:p>
          </table:table-cell>
        </table:table-row>
        <table:table-row table:style-name="ro3">
          <table:table-cell/>
          <table:table-cell office:value-type="string">
            <text:p>- Calendar</text:p>
          </table:table-cell>
          <table:table-cell office:value-type="string">
            <text:p>MS</text:p>
          </table:table-cell>
          <table:table-cell table:content-validation-name="val2" office:value-type="string">
            <text:p>In Walkthru</text:p>
          </table:table-cell>
        </table:table-row>
        <table:table-row table:style-name="ro3">
          <table:table-cell/>
          <table:table-cell office:value-type="string">
            <text:p>- Calendar Dropdown</text:p>
          </table:table-cell>
          <table:table-cell office:value-type="string">
            <text:p>MS</text:p>
          </table:table-cell>
          <table:table-cell table:content-validation-name="val2" office:value-type="string">
            <text:p>Screenshot</text:p>
          </table:table-cell>
        </table:table-row>
        <table:table-row table:style-name="ro3">
          <table:table-cell/>
          <table:table-cell office:value-type="string">
            <text:p>- Calendar Filter</text:p>
          </table:table-cell>
          <table:table-cell office:value-type="string">
            <text:p>MS</text:p>
          </table:table-cell>
          <table:table-cell table:content-validation-name="val2" office:value-type="string">
            <text:p>Screenshot</text:p>
          </table:table-cell>
        </table:table-row>
        <table:table-row table:style-name="ro3">
          <table:table-cell office:value-type="string">
            <text:p>Manage:</text:p>
          </table:table-cell>
          <table:table-cell office:value-type="string">
            <text:p>- Instructors</text:p>
          </table:table-cell>
          <table:table-cell office:value-type="string">
            <text:p>VC</text:p>
          </table:table-cell>
          <table:table-cell table:content-validation-name="val2" office:value-type="string">
            <text:p>In Walkthru</text:p>
          </table:table-cell>
        </table:table-row>
        <table:table-row table:style-name="ro2">
          <table:table-cell/>
          <table:table-cell office:value-type="string">
            <text:p>- Instructor Edit</text:p>
          </table:table-cell>
          <table:table-cell office:value-type="string">
            <text:p>VC</text:p>
          </table:table-cell>
          <table:table-cell table:content-validation-name="val2" office:value-type="string">
            <text:p>Screenshot</text:p>
          </table:table-cell>
        </table:table-row>
        <table:table-row table:style-name="ro2">
          <table:table-cell/>
          <table:table-cell office:value-type="string">
            <text:p>- Instructor Add</text:p>
          </table:table-cell>
          <table:table-cell office:value-type="string">
            <text:p>VC</text:p>
          </table:table-cell>
          <table:table-cell table:content-validation-name="val2" office:value-type="string">
            <text:p>Screenshot</text:p>
          </table:table-cell>
        </table:table-row>
        <table:table-row table:style-name="ro3">
          <table:table-cell/>
          <table:table-cell office:value-type="string">
            <text:p>- Courses</text:p>
          </table:table-cell>
          <table:table-cell office:value-type="string">
            <text:p>VC</text:p>
          </table:table-cell>
          <table:table-cell table:content-validation-name="val2" office:value-type="string">
            <text:p>In Walkthru</text:p>
          </table:table-cell>
        </table:table-row>
        <table:table-row table:style-name="ro2">
          <table:table-cell/>
          <table:table-cell office:value-type="string">
            <text:p>- Courses Edit</text:p>
          </table:table-cell>
          <table:table-cell office:value-type="string">
            <text:p>VC</text:p>
          </table:table-cell>
          <table:table-cell table:content-validation-name="val2" office:value-type="string">
            <text:p>Screenshot</text:p>
          </table:table-cell>
        </table:table-row>
        <table:table-row table:style-name="ro2">
          <table:table-cell/>
          <table:table-cell office:value-type="string">
            <text:p>- Courses Add</text:p>
          </table:table-cell>
          <table:table-cell office:value-type="string">
            <text:p>VC</text:p>
          </table:table-cell>
          <table:table-cell table:content-validation-name="val2" office:value-type="string">
            <text:p>Screenshot</text:p>
          </table:table-cell>
        </table:table-row>
        <table:table-row table:style-name="ro3">
          <table:table-cell/>
          <table:table-cell office:value-type="string">
            <text:p>- Locations</text:p>
          </table:table-cell>
          <table:table-cell office:value-type="string">
            <text:p>VC</text:p>
          </table:table-cell>
          <table:table-cell table:content-validation-name="val2" office:value-type="string">
            <text:p>In Walkthru</text:p>
          </table:table-cell>
        </table:table-row>
        <table:table-row table:style-name="ro2">
          <table:table-cell/>
          <table:table-cell office:value-type="string">
            <text:p>- Locations Edit</text:p>
          </table:table-cell>
          <table:table-cell office:value-type="string">
            <text:p>VC</text:p>
          </table:table-cell>
          <table:table-cell table:content-validation-name="val2" office:value-type="string">
            <text:p>Screenshot</text:p>
          </table:table-cell>
        </table:table-row>
        <table:table-row table:style-name="ro2">
          <table:table-cell/>
          <table:table-cell office:value-type="string">
            <text:p>- Locations Add</text:p>
          </table:table-cell>
          <table:table-cell office:value-type="string">
            <text:p>VC</text:p>
          </table:table-cell>
          <table:table-cell table:content-validation-name="val2" office:value-type="string">
            <text:p>Screenshot</text:p>
          </table:table-cell>
        </table:table-row>
        <table:table-row table:style-name="ro3">
          <table:table-cell/>
          <table:table-cell office:value-type="string">
            <text:p>Manage / PeopleSoft</text:p>
          </table:table-cell>
          <table:table-cell office:value-type="string">
            <text:p>MS</text:p>
          </table:table-cell>
          <table:table-cell table:content-validation-name="val2" office:value-type="string">
            <text:p>In Walkthru</text:p>
          </table:table-cell>
        </table:table-row>
        <table:table-row table:style-name="ro3">
          <table:table-cell office:value-type="string">
            <text:p>Instructor Prefs:</text:p>
          </table:table-cell>
          <table:table-cell office:value-type="string">
            <text:p>- Time</text:p>
          </table:table-cell>
          <table:table-cell office:value-type="string">
            <text:p>VC</text:p>
          </table:table-cell>
          <table:table-cell table:content-validation-name="val2" office:value-type="string">
            <text:p>Clean HTML</text:p>
          </table:table-cell>
        </table:table-row>
        <table:table-row table:style-name="ro3">
          <table:table-cell/>
          <table:table-cell office:value-type="string">
            <text:p>- Course</text:p>
          </table:table-cell>
          <table:table-cell office:value-type="string">
            <text:p>VC</text:p>
          </table:table-cell>
          <table:table-cell table:content-validation-name="val2" office:value-type="string">
            <text:p>In Walkthru</text:p>
          </table:table-cell>
        </table:table-row>
        <table:table-row table:style-name="ro3">
          <table:table-cell/>
          <table:table-cell office:value-type="string">
            <text:p>- Distance</text:p>
          </table:table-cell>
          <table:table-cell office:value-type="string">
            <text:p>VC</text:p>
          </table:table-cell>
          <table:table-cell table:content-validation-name="val2" office:value-type="string">
            <text:p>Screenshot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4">11/04/2011</text:date>, <text:time>16:02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yler Vitti</meta:initial-creator>
    <meta:creation-date>2011-11-02T15:02:44</meta:creation-date>
    <dc:date>2011-11-04T16:02:08</dc:date>
    <meta:editing-duration>PT01H09M12S</meta:editing-duration>
    <meta:editing-cycles>11</meta:editing-cycles>
    <meta:generator>OpenOffice.org/3.2$Unix OpenOffice.org_project/320m19$Build-9505</meta:generator>
    <meta:document-statistic meta:table-count="3" meta:cell-count="97" meta:object-count="0"/>
  </office:meta>
</office:document-meta>
</file>